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95pt"/>
    </style:style>
    <style:style style:name="co3" style:family="table-column">
      <style:table-column-properties fo:break-before="auto" style:column-width="37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cerealBox" table:style-name="ta1">
        <table:shapes>
          <draw:frame draw:z-index="0" draw:style-name="gr1" draw:text-style-name="P1" svg:width="444.47pt" svg:height="291.29pt" svg:x="268.1pt" svg:y="64.26pt">
            <loext:p draw:notify-on-update-of-ranges="height_cerealBox.B1:height_cerealBox.B1 height_cerealBox.B2:height_cerealBox.B109 height_cerealBox.C1:height_cerealBox.C1 height_cerealBox.C2:height_cerealBox.C109 height_cerealBox.D1:height_cerealBox.D1 height_cerealBox.D2:height_cerealBox.D1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  <table:table-cell table:style-name="ce1" office:value-type="string" calcext:value-type="string">
            <text:p>Ideal</text:p>
          </table:table-cell>
          <table:table-cell/>
          <table:table-cell table:style-name="ce2" office:value-type="string" calcext:value-type="string" table:number-columns-spanned="2" table:number-rows-spanned="1">
            <text:p>MEDIA</text:p>
          </table:table-cell>
          <table:covered-table-cell table:style-name="ce1"/>
        </table:table-row>
        <table:table-row table:style-name="ro1">
          <table:table-cell/>
          <table:table-cell office:value-type="float" office:value="0.255516" calcext:value-type="float">
            <text:p>0.255516</text:p>
          </table:table-cell>
          <table:table-cell office:value-type="float" office:value="0.231769" calcext:value-type="float">
            <text:p>0.231769</text:p>
          </table:table-cell>
          <table:table-cell office:value-type="float" office:value="0.27" calcext:value-type="float">
            <text:p>0.27</text:p>
          </table:table-cell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</table:table-row>
        <table:table-row table:style-name="ro1">
          <table:table-cell/>
          <table:table-cell office:value-type="float" office:value="0.25728" calcext:value-type="float">
            <text:p>0.25728</text:p>
          </table:table-cell>
          <table:table-cell office:value-type="float" office:value="0.231774" calcext:value-type="float">
            <text:p>0.231774</text:p>
          </table:table-cell>
          <table:table-cell table:formula="of:=[.D2]" office:value-type="float" office:value="0.27" calcext:value-type="float">
            <text:p>0.27</text:p>
          </table:table-cell>
          <table:table-cell/>
          <table:table-cell table:style-name="ce1" table:formula="of:=[.B112]" office:value-type="float" office:value="0.253949" calcext:value-type="float">
            <text:p>0.253949</text:p>
          </table:table-cell>
          <table:table-cell table:style-name="ce1" table:formula="of:=[.C112]" office:value-type="float" office:value="0.231775" calcext:value-type="float">
            <text:p>0.231775</text:p>
          </table:table-cell>
        </table:table-row>
        <table:table-row table:style-name="ro2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82" calcext:value-type="float">
            <text:p>0.254982</text:p>
          </table:table-cell>
          <table:table-cell office:value-type="float" office:value="0.231783" calcext:value-type="float">
            <text:p>0.231783</text:p>
          </table:table-cell>
          <table:table-cell table:formula="of:=[.D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913" calcext:value-type="float">
            <text:p>0.252913</text:p>
          </table:table-cell>
          <table:table-cell office:value-type="float" office:value="0.231767" calcext:value-type="float">
            <text:p>0.231767</text:p>
          </table:table-cell>
          <table:table-cell table:formula="of:=[.D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89" calcext:value-type="float">
            <text:p>0.253789</text:p>
          </table:table-cell>
          <table:table-cell office:value-type="float" office:value="0.231766" calcext:value-type="float">
            <text:p>0.231766</text:p>
          </table:table-cell>
          <table:table-cell table:formula="of:=[.D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34" calcext:value-type="float">
            <text:p>0.255534</text:p>
          </table:table-cell>
          <table:table-cell office:value-type="float" office:value="0.231764" calcext:value-type="float">
            <text:p>0.231764</text:p>
          </table:table-cell>
          <table:table-cell table:formula="of:=[.D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784" calcext:value-type="float">
            <text:p>0.231784</text:p>
          </table:table-cell>
          <table:table-cell table:formula="of:=[.D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03" calcext:value-type="float">
            <text:p>0.252803</text:p>
          </table:table-cell>
          <table:table-cell office:value-type="float" office:value="0.231235" calcext:value-type="float">
            <text:p>0.231235</text:p>
          </table:table-cell>
          <table:table-cell table:formula="of:=[.D1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33" calcext:value-type="float">
            <text:p>0.254333</text:p>
          </table:table-cell>
          <table:table-cell office:value-type="float" office:value="0.231785" calcext:value-type="float">
            <text:p>0.231785</text:p>
          </table:table-cell>
          <table:table-cell table:formula="of:=[.D1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102" calcext:value-type="float">
            <text:p>0.254102</text:p>
          </table:table-cell>
          <table:table-cell office:value-type="float" office:value="0.231235" calcext:value-type="float">
            <text:p>0.231235</text:p>
          </table:table-cell>
          <table:table-cell table:formula="of:=[.D1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014" calcext:value-type="float">
            <text:p>0.256014</text:p>
          </table:table-cell>
          <table:table-cell office:value-type="float" office:value="0.231764" calcext:value-type="float">
            <text:p>0.231764</text:p>
          </table:table-cell>
          <table:table-cell table:formula="of:=[.D1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656" calcext:value-type="float">
            <text:p>0.252656</text:p>
          </table:table-cell>
          <table:table-cell office:value-type="float" office:value="0.231785" calcext:value-type="float">
            <text:p>0.231785</text:p>
          </table:table-cell>
          <table:table-cell table:formula="of:=[.D1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758" calcext:value-type="float">
            <text:p>0.254758</text:p>
          </table:table-cell>
          <table:table-cell office:value-type="float" office:value="0.231238" calcext:value-type="float">
            <text:p>0.231238</text:p>
          </table:table-cell>
          <table:table-cell table:formula="of:=[.D1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578" calcext:value-type="float">
            <text:p>0.254578</text:p>
          </table:table-cell>
          <table:table-cell office:value-type="float" office:value="0.231782" calcext:value-type="float">
            <text:p>0.231782</text:p>
          </table:table-cell>
          <table:table-cell table:formula="of:=[.D1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42" calcext:value-type="float">
            <text:p>0.252842</text:p>
          </table:table-cell>
          <table:table-cell office:value-type="float" office:value="0.231767" calcext:value-type="float">
            <text:p>0.231767</text:p>
          </table:table-cell>
          <table:table-cell table:formula="of:=[.D1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4" calcext:value-type="float">
            <text:p>0.254324</text:p>
          </table:table-cell>
          <table:table-cell office:value-type="float" office:value="0.231781" calcext:value-type="float">
            <text:p>0.231781</text:p>
          </table:table-cell>
          <table:table-cell table:formula="of:=[.D1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235" calcext:value-type="float">
            <text:p>0.231235</text:p>
          </table:table-cell>
          <table:table-cell table:formula="of:=[.D1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53" calcext:value-type="float">
            <text:p>0.254353</text:p>
          </table:table-cell>
          <table:table-cell office:value-type="float" office:value="0.231784" calcext:value-type="float">
            <text:p>0.231784</text:p>
          </table:table-cell>
          <table:table-cell table:formula="of:=[.D2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651" calcext:value-type="float">
            <text:p>0.252651</text:p>
          </table:table-cell>
          <table:table-cell office:value-type="float" office:value="0.231238" calcext:value-type="float">
            <text:p>0.231238</text:p>
          </table:table-cell>
          <table:table-cell table:formula="of:=[.D2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8" calcext:value-type="float">
            <text:p>0.231238</text:p>
          </table:table-cell>
          <table:table-cell table:formula="of:=[.D2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91" calcext:value-type="float">
            <text:p>0.25691</text:p>
          </table:table-cell>
          <table:table-cell office:value-type="float" office:value="0.231781" calcext:value-type="float">
            <text:p>0.231781</text:p>
          </table:table-cell>
          <table:table-cell table:formula="of:=[.D2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0048" calcext:value-type="float">
            <text:p>0.250048</text:p>
          </table:table-cell>
          <table:table-cell office:value-type="float" office:value="0.231764" calcext:value-type="float">
            <text:p>0.231764</text:p>
          </table:table-cell>
          <table:table-cell table:formula="of:=[.D2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85" calcext:value-type="float">
            <text:p>0.254985</text:p>
          </table:table-cell>
          <table:table-cell office:value-type="float" office:value="0.231784" calcext:value-type="float">
            <text:p>0.231784</text:p>
          </table:table-cell>
          <table:table-cell table:formula="of:=[.D2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38" calcext:value-type="float">
            <text:p>0.255538</text:p>
          </table:table-cell>
          <table:table-cell office:value-type="float" office:value="0.231776" calcext:value-type="float">
            <text:p>0.231776</text:p>
          </table:table-cell>
          <table:table-cell table:formula="of:=[.D2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78" calcext:value-type="float">
            <text:p>0.254978</text:p>
          </table:table-cell>
          <table:table-cell office:value-type="float" office:value="0.231781" calcext:value-type="float">
            <text:p>0.231781</text:p>
          </table:table-cell>
          <table:table-cell table:formula="of:=[.D2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187" calcext:value-type="float">
            <text:p>0.253187</text:p>
          </table:table-cell>
          <table:table-cell office:value-type="float" office:value="0.231766" calcext:value-type="float">
            <text:p>0.231766</text:p>
          </table:table-cell>
          <table:table-cell table:formula="of:=[.D2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1977" calcext:value-type="float">
            <text:p>0.251977</text:p>
          </table:table-cell>
          <table:table-cell office:value-type="float" office:value="0.231763" calcext:value-type="float">
            <text:p>0.231763</text:p>
          </table:table-cell>
          <table:table-cell table:formula="of:=[.D2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83" calcext:value-type="float">
            <text:p>0.231783</text:p>
          </table:table-cell>
          <table:table-cell table:formula="of:=[.D3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3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" calcext:value-type="float">
            <text:p>0.25347</text:p>
          </table:table-cell>
          <table:table-cell office:value-type="float" office:value="0.231769" calcext:value-type="float">
            <text:p>0.231769</text:p>
          </table:table-cell>
          <table:table-cell table:formula="of:=[.D3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66" calcext:value-type="float">
            <text:p>0.253266</text:p>
          </table:table-cell>
          <table:table-cell office:value-type="float" office:value="0.23178" calcext:value-type="float">
            <text:p>0.23178</text:p>
          </table:table-cell>
          <table:table-cell table:formula="of:=[.D3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61" calcext:value-type="float">
            <text:p>0.253761</text:p>
          </table:table-cell>
          <table:table-cell office:value-type="float" office:value="0.231783" calcext:value-type="float">
            <text:p>0.231783</text:p>
          </table:table-cell>
          <table:table-cell table:formula="of:=[.D3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784" calcext:value-type="float">
            <text:p>0.231784</text:p>
          </table:table-cell>
          <table:table-cell table:formula="of:=[.D3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3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959" calcext:value-type="float">
            <text:p>0.252959</text:p>
          </table:table-cell>
          <table:table-cell office:value-type="float" office:value="0.231784" calcext:value-type="float">
            <text:p>0.231784</text:p>
          </table:table-cell>
          <table:table-cell table:formula="of:=[.D3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235" calcext:value-type="float">
            <text:p>0.231235</text:p>
          </table:table-cell>
          <table:table-cell table:formula="of:=[.D3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6" calcext:value-type="float">
            <text:p>0.254326</text:p>
          </table:table-cell>
          <table:table-cell office:value-type="float" office:value="0.231784" calcext:value-type="float">
            <text:p>0.231784</text:p>
          </table:table-cell>
          <table:table-cell table:formula="of:=[.D3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234" calcext:value-type="float">
            <text:p>0.231234</text:p>
          </table:table-cell>
          <table:table-cell table:formula="of:=[.D4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" calcext:value-type="float">
            <text:p>0.23123</text:p>
          </table:table-cell>
          <table:table-cell table:formula="of:=[.D4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4" calcext:value-type="float">
            <text:p>0.231784</text:p>
          </table:table-cell>
          <table:table-cell table:formula="of:=[.D4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84" calcext:value-type="float">
            <text:p>0.254384</text:p>
          </table:table-cell>
          <table:table-cell office:value-type="float" office:value="0.231235" calcext:value-type="float">
            <text:p>0.231235</text:p>
          </table:table-cell>
          <table:table-cell table:formula="of:=[.D4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092" calcext:value-type="float">
            <text:p>0.252092</text:p>
          </table:table-cell>
          <table:table-cell office:value-type="float" office:value="0.231785" calcext:value-type="float">
            <text:p>0.231785</text:p>
          </table:table-cell>
          <table:table-cell table:formula="of:=[.D4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776" calcext:value-type="float">
            <text:p>0.231776</text:p>
          </table:table-cell>
          <table:table-cell table:formula="of:=[.D4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" calcext:value-type="float">
            <text:p>0.2528</text:p>
          </table:table-cell>
          <table:table-cell office:value-type="float" office:value="0.231784" calcext:value-type="float">
            <text:p>0.231784</text:p>
          </table:table-cell>
          <table:table-cell table:formula="of:=[.D4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8263" calcext:value-type="float">
            <text:p>0.258263</text:p>
          </table:table-cell>
          <table:table-cell office:value-type="float" office:value="0.231782" calcext:value-type="float">
            <text:p>0.231782</text:p>
          </table:table-cell>
          <table:table-cell table:formula="of:=[.D4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484" calcext:value-type="float">
            <text:p>0.252484</text:p>
          </table:table-cell>
          <table:table-cell office:value-type="float" office:value="0.231784" calcext:value-type="float">
            <text:p>0.231784</text:p>
          </table:table-cell>
          <table:table-cell table:formula="of:=[.D4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784" calcext:value-type="float">
            <text:p>0.231784</text:p>
          </table:table-cell>
          <table:table-cell table:formula="of:=[.D4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313" calcext:value-type="float">
            <text:p>0.252313</text:p>
          </table:table-cell>
          <table:table-cell office:value-type="float" office:value="0.23122" calcext:value-type="float">
            <text:p>0.23122</text:p>
          </table:table-cell>
          <table:table-cell table:formula="of:=[.D5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815" calcext:value-type="float">
            <text:p>0.253815</text:p>
          </table:table-cell>
          <table:table-cell office:value-type="float" office:value="0.231784" calcext:value-type="float">
            <text:p>0.231784</text:p>
          </table:table-cell>
          <table:table-cell table:formula="of:=[.D5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56" calcext:value-type="float">
            <text:p>0.255556</text:p>
          </table:table-cell>
          <table:table-cell office:value-type="float" office:value="0.231782" calcext:value-type="float">
            <text:p>0.231782</text:p>
          </table:table-cell>
          <table:table-cell table:formula="of:=[.D5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56" calcext:value-type="float">
            <text:p>0.253756</text:p>
          </table:table-cell>
          <table:table-cell office:value-type="float" office:value="0.231783" calcext:value-type="float">
            <text:p>0.231783</text:p>
          </table:table-cell>
          <table:table-cell table:formula="of:=[.D5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723" calcext:value-type="float">
            <text:p>0.254723</text:p>
          </table:table-cell>
          <table:table-cell office:value-type="float" office:value="0.231766" calcext:value-type="float">
            <text:p>0.231766</text:p>
          </table:table-cell>
          <table:table-cell table:formula="of:=[.D5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15" calcext:value-type="float">
            <text:p>0.254315</text:p>
          </table:table-cell>
          <table:table-cell office:value-type="float" office:value="0.231235" calcext:value-type="float">
            <text:p>0.231235</text:p>
          </table:table-cell>
          <table:table-cell table:formula="of:=[.D5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52" calcext:value-type="float">
            <text:p>0.252852</text:p>
          </table:table-cell>
          <table:table-cell office:value-type="float" office:value="0.231784" calcext:value-type="float">
            <text:p>0.231784</text:p>
          </table:table-cell>
          <table:table-cell table:formula="of:=[.D5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82" calcext:value-type="float">
            <text:p>0.231782</text:p>
          </table:table-cell>
          <table:table-cell table:formula="of:=[.D5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1" calcext:value-type="float">
            <text:p>0.231781</text:p>
          </table:table-cell>
          <table:table-cell table:formula="of:=[.D5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41" calcext:value-type="float">
            <text:p>0.255541</text:p>
          </table:table-cell>
          <table:table-cell office:value-type="float" office:value="0.231766" calcext:value-type="float">
            <text:p>0.231766</text:p>
          </table:table-cell>
          <table:table-cell table:formula="of:=[.D5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6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" calcext:value-type="float">
            <text:p>0.25347</text:p>
          </table:table-cell>
          <table:table-cell office:value-type="float" office:value="0.231783" calcext:value-type="float">
            <text:p>0.231783</text:p>
          </table:table-cell>
          <table:table-cell table:formula="of:=[.D6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6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9" calcext:value-type="float">
            <text:p>0.25359</text:p>
          </table:table-cell>
          <table:table-cell office:value-type="float" office:value="0.231769" calcext:value-type="float">
            <text:p>0.231769</text:p>
          </table:table-cell>
          <table:table-cell table:formula="of:=[.D6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6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6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784" calcext:value-type="float">
            <text:p>0.231784</text:p>
          </table:table-cell>
          <table:table-cell table:formula="of:=[.D6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6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6" calcext:value-type="float">
            <text:p>0.254956</text:p>
          </table:table-cell>
          <table:table-cell office:value-type="float" office:value="0.231784" calcext:value-type="float">
            <text:p>0.231784</text:p>
          </table:table-cell>
          <table:table-cell table:formula="of:=[.D6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67" calcext:value-type="float">
            <text:p>0.253467</text:p>
          </table:table-cell>
          <table:table-cell office:value-type="float" office:value="0.231765" calcext:value-type="float">
            <text:p>0.231765</text:p>
          </table:table-cell>
          <table:table-cell table:formula="of:=[.D6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72" calcext:value-type="float">
            <text:p>0.254972</text:p>
          </table:table-cell>
          <table:table-cell office:value-type="float" office:value="0.231781" calcext:value-type="float">
            <text:p>0.231781</text:p>
          </table:table-cell>
          <table:table-cell table:formula="of:=[.D7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7273" calcext:value-type="float">
            <text:p>0.257273</text:p>
          </table:table-cell>
          <table:table-cell office:value-type="float" office:value="0.231766" calcext:value-type="float">
            <text:p>0.231766</text:p>
          </table:table-cell>
          <table:table-cell table:formula="of:=[.D7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3" calcext:value-type="float">
            <text:p>0.231763</text:p>
          </table:table-cell>
          <table:table-cell table:formula="of:=[.D7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046" calcext:value-type="float">
            <text:p>0.255046</text:p>
          </table:table-cell>
          <table:table-cell office:value-type="float" office:value="0.231783" calcext:value-type="float">
            <text:p>0.231783</text:p>
          </table:table-cell>
          <table:table-cell table:formula="of:=[.D7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11" calcext:value-type="float">
            <text:p>0.254311</text:p>
          </table:table-cell>
          <table:table-cell office:value-type="float" office:value="0.23122" calcext:value-type="float">
            <text:p>0.23122</text:p>
          </table:table-cell>
          <table:table-cell table:formula="of:=[.D7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41" calcext:value-type="float">
            <text:p>0.253541</text:p>
          </table:table-cell>
          <table:table-cell office:value-type="float" office:value="0.231769" calcext:value-type="float">
            <text:p>0.231769</text:p>
          </table:table-cell>
          <table:table-cell table:formula="of:=[.D7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2" calcext:value-type="float">
            <text:p>0.231782</text:p>
          </table:table-cell>
          <table:table-cell table:formula="of:=[.D7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764" calcext:value-type="float">
            <text:p>0.231764</text:p>
          </table:table-cell>
          <table:table-cell table:formula="of:=[.D7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868" calcext:value-type="float">
            <text:p>0.253868</text:p>
          </table:table-cell>
          <table:table-cell office:value-type="float" office:value="0.231774" calcext:value-type="float">
            <text:p>0.231774</text:p>
          </table:table-cell>
          <table:table-cell table:formula="of:=[.D7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1503" calcext:value-type="float">
            <text:p>0.251503</text:p>
          </table:table-cell>
          <table:table-cell office:value-type="float" office:value="0.231762" calcext:value-type="float">
            <text:p>0.231762</text:p>
          </table:table-cell>
          <table:table-cell table:formula="of:=[.D7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1" calcext:value-type="float">
            <text:p>0.254031</text:p>
          </table:table-cell>
          <table:table-cell office:value-type="float" office:value="0.231783" calcext:value-type="float">
            <text:p>0.231783</text:p>
          </table:table-cell>
          <table:table-cell table:formula="of:=[.D8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89" calcext:value-type="float">
            <text:p>0.253589</text:p>
          </table:table-cell>
          <table:table-cell office:value-type="float" office:value="0.231767" calcext:value-type="float">
            <text:p>0.231767</text:p>
          </table:table-cell>
          <table:table-cell table:formula="of:=[.D8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54" calcext:value-type="float">
            <text:p>0.254354</text:p>
          </table:table-cell>
          <table:table-cell office:value-type="float" office:value="0.231784" calcext:value-type="float">
            <text:p>0.231784</text:p>
          </table:table-cell>
          <table:table-cell table:formula="of:=[.D8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3" calcext:value-type="float">
            <text:p>0.253233</text:p>
          </table:table-cell>
          <table:table-cell office:value-type="float" office:value="0.231782" calcext:value-type="float">
            <text:p>0.231782</text:p>
          </table:table-cell>
          <table:table-cell table:formula="of:=[.D8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" calcext:value-type="float">
            <text:p>0.2528</text:p>
          </table:table-cell>
          <table:table-cell office:value-type="float" office:value="0.231784" calcext:value-type="float">
            <text:p>0.231784</text:p>
          </table:table-cell>
          <table:table-cell table:formula="of:=[.D8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7323" calcext:value-type="float">
            <text:p>0.257323</text:p>
          </table:table-cell>
          <table:table-cell office:value-type="float" office:value="0.231774" calcext:value-type="float">
            <text:p>0.231774</text:p>
          </table:table-cell>
          <table:table-cell table:formula="of:=[.D8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6" calcext:value-type="float">
            <text:p>0.231766</text:p>
          </table:table-cell>
          <table:table-cell table:formula="of:=[.D8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" calcext:value-type="float">
            <text:p>0.25347</text:p>
          </table:table-cell>
          <table:table-cell office:value-type="float" office:value="0.231782" calcext:value-type="float">
            <text:p>0.231782</text:p>
          </table:table-cell>
          <table:table-cell table:formula="of:=[.D8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67" calcext:value-type="float">
            <text:p>0.231767</text:p>
          </table:table-cell>
          <table:table-cell table:formula="of:=[.D8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636" calcext:value-type="float">
            <text:p>0.252636</text:p>
          </table:table-cell>
          <table:table-cell office:value-type="float" office:value="0.231766" calcext:value-type="float">
            <text:p>0.231766</text:p>
          </table:table-cell>
          <table:table-cell table:formula="of:=[.D8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9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9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66" calcext:value-type="float">
            <text:p>0.231766</text:p>
          </table:table-cell>
          <table:table-cell table:formula="of:=[.D9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423" calcext:value-type="float">
            <text:p>0.254423</text:p>
          </table:table-cell>
          <table:table-cell office:value-type="float" office:value="0.23122" calcext:value-type="float">
            <text:p>0.23122</text:p>
          </table:table-cell>
          <table:table-cell table:formula="of:=[.D9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94" calcext:value-type="float">
            <text:p>0.252294</text:p>
          </table:table-cell>
          <table:table-cell office:value-type="float" office:value="0.231766" calcext:value-type="float">
            <text:p>0.231766</text:p>
          </table:table-cell>
          <table:table-cell table:formula="of:=[.D9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139" calcext:value-type="float">
            <text:p>0.254139</text:p>
          </table:table-cell>
          <table:table-cell office:value-type="float" office:value="0.231773" calcext:value-type="float">
            <text:p>0.231773</text:p>
          </table:table-cell>
          <table:table-cell table:formula="of:=[.D9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23" calcext:value-type="float">
            <text:p>0.23123</text:p>
          </table:table-cell>
          <table:table-cell table:formula="of:=[.D9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7" calcext:value-type="float">
            <text:p>0.253237</text:p>
          </table:table-cell>
          <table:table-cell office:value-type="float" office:value="0.231782" calcext:value-type="float">
            <text:p>0.231782</text:p>
          </table:table-cell>
          <table:table-cell table:formula="of:=[.D9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9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414" calcext:value-type="float">
            <text:p>0.252414</text:p>
          </table:table-cell>
          <table:table-cell office:value-type="float" office:value="0.231784" calcext:value-type="float">
            <text:p>0.231784</text:p>
          </table:table-cell>
          <table:table-cell table:formula="of:=[.D9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501" calcext:value-type="float">
            <text:p>0.256501</text:p>
          </table:table-cell>
          <table:table-cell office:value-type="float" office:value="0.231782" calcext:value-type="float">
            <text:p>0.231782</text:p>
          </table:table-cell>
          <table:table-cell table:formula="of:=[.D10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61" calcext:value-type="float">
            <text:p>0.253761</text:p>
          </table:table-cell>
          <table:table-cell office:value-type="float" office:value="0.231784" calcext:value-type="float">
            <text:p>0.231784</text:p>
          </table:table-cell>
          <table:table-cell table:formula="of:=[.D10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8263" calcext:value-type="float">
            <text:p>0.258263</text:p>
          </table:table-cell>
          <table:table-cell office:value-type="float" office:value="0.231782" calcext:value-type="float">
            <text:p>0.231782</text:p>
          </table:table-cell>
          <table:table-cell table:formula="of:=[.D10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2" calcext:value-type="float">
            <text:p>0.231762</text:p>
          </table:table-cell>
          <table:table-cell table:formula="of:=[.D10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11" calcext:value-type="float">
            <text:p>0.253311</text:p>
          </table:table-cell>
          <table:table-cell office:value-type="float" office:value="0.231781" calcext:value-type="float">
            <text:p>0.231781</text:p>
          </table:table-cell>
          <table:table-cell table:formula="of:=[.D10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418" calcext:value-type="float">
            <text:p>0.254418</text:p>
          </table:table-cell>
          <table:table-cell office:value-type="float" office:value="0.231767" calcext:value-type="float">
            <text:p>0.231767</text:p>
          </table:table-cell>
          <table:table-cell table:formula="of:=[.D10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94" calcext:value-type="float">
            <text:p>0.252294</text:p>
          </table:table-cell>
          <table:table-cell office:value-type="float" office:value="0.231766" calcext:value-type="float">
            <text:p>0.231766</text:p>
          </table:table-cell>
          <table:table-cell table:formula="of:=[.D10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10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10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Media:</text:p>
          </table:table-cell>
          <table:table-cell table:style-name="ce1" table:formula="of:=MEDIAN([.B2:.B109])" office:value-type="float" office:value="0.253949" calcext:value-type="float">
            <text:p>0.253949</text:p>
          </table:table-cell>
          <table:table-cell table:style-name="ce1" table:formula="of:=MEDIAN([.C2:.C109])" office:value-type="float" office:value="0.231775" calcext:value-type="float">
            <text:p>0.2317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20:23:05.805389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7T21:00:03.197184411</dc:date>
    <meta:editing-duration>PT44M58S</meta:editing-duration>
    <meta:editing-cycles>5</meta:editing-cycles>
    <meta:generator>LibreOffice/5.1.6.2$Linux_X86_64 LibreOffice_project/10m0$Build-2</meta:generator>
    <meta:document-statistic meta:table-count="1" meta:cell-count="3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81cm" svg:height="10.277cm" xlink:href=".." xlink:type="simple" chart:class="chart:line" chart:style-name="ch1">
        <chart:title svg:x="5.374cm" svg:y="0.34cm" chart:style-name="ch2">
          <text:p>Estimación Altura</text:p>
        </chart:title>
        <chart:subtitle svg:x="6.535cm" svg:y="1.484cm" chart:style-name="ch3">
          <text:p>Caja de cereal</text:p>
        </chart:subtitle>
        <chart:legend chart:legend-position="end" svg:x="13.314cm" svg:y="4.353cm" style:legend-expansion="high" chart:style-name="ch4"/>
        <chart:plot-area chart:style-name="ch5" table:cell-range-address="height_cerealBox.B1:height_cerealBox.D109" chart:data-source-has-labels="row" svg:x="1.512cm" svg:y="2.346cm" svg:width="11.489cm" svg:height="6.557cm">
          <chartooo:coordinate-region svg:x="2.504cm" svg:y="2.487cm" svg:width="10.497cm" svg:height="5.387cm"/>
          <chart:axis chart:dimension="x" chart:name="primary-x" chart:style-name="ch6">
            <chart:title svg:x="6.404cm" svg:y="9.108cm" chart:style-name="ch7">
              <text:p>Eventos</text:p>
            </chart:title>
          </chart:axis>
          <chart:axis chart:dimension="y" chart:name="primary-y" chart:style-name="ch6">
            <chart:title svg:x="0.451cm" svg:y="6.6cm" chart:style-name="ch8">
              <text:p>Altura [m]</text:p>
            </chart:title>
            <chart:grid chart:style-name="ch9" chart:class="major"/>
          </chart:axis>
          <chart:series chart:style-name="ch10" chart:values-cell-range-address="height_cerealBox.B2:height_cerealBox.B109" chart:label-cell-address="height_cerealBox.B1:height_cerealBox.B1" chart:class="chart:line">
            <chart:data-point chart:repeated="108"/>
          </chart:series>
          <chart:series chart:style-name="ch11" chart:values-cell-range-address="height_cerealBox.C2:height_cerealBox.C109" chart:label-cell-address="height_cerealBox.C1:height_cerealBox.C1" chart:class="chart:line">
            <chart:data-point chart:repeated="108"/>
          </chart:series>
          <chart:series chart:style-name="ch12" chart:values-cell-range-address="height_cerealBox.D2:height_cerealBox.D109" chart:label-cell-address="height_cerealBox.D1:height_cerealBox.D1" chart:class="chart:line">
            <chart:data-point chart:repeated="10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height_cerealBox.B1:height_cerealBox.B1</svg:desc>
                </draw:g>
              </table:table-cell>
              <table:table-cell office:value-type="string">
                <text:p>Previo</text:p>
                <draw:g>
                  <svg:desc>height_cerealBox.C1:height_cerealBox.C1</svg:desc>
                </draw:g>
              </table:table-cell>
              <table:table-cell office:value-type="string">
                <text:p>Ideal</text:p>
                <draw:g>
                  <svg:desc>height_cerealBox.D1:height_cerealBo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516">
                <text:p>0.255516</text:p>
                <draw:g>
                  <svg:desc>height_cerealBox.B2:height_cerealBox.B109</svg:desc>
                </draw:g>
              </table:table-cell>
              <table:table-cell office:value-type="float" office:value="0.231769">
                <text:p>0.231769</text:p>
                <draw:g>
                  <svg:desc>height_cerealBox.C2:height_cerealBox.C109</svg:desc>
                </draw:g>
              </table:table-cell>
              <table:table-cell office:value-type="float" office:value="0.27">
                <text:p>0.27</text:p>
                <draw:g>
                  <svg:desc>height_cerealBox.D2:height_cerealBox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728">
                <text:p>0.25728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4982">
                <text:p>0.254982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913">
                <text:p>0.25291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789">
                <text:p>0.253789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534">
                <text:p>0.25553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2803">
                <text:p>0.2528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4333">
                <text:p>0.254333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4102">
                <text:p>0.254102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6014">
                <text:p>0.25601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2656">
                <text:p>0.252656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758">
                <text:p>0.254758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4578">
                <text:p>0.254578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2842">
                <text:p>0.252842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4324">
                <text:p>0.254324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353">
                <text:p>0.25435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2651">
                <text:p>0.252651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691">
                <text:p>0.25691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0048">
                <text:p>0.250048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4985">
                <text:p>0.25498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5538">
                <text:p>0.255538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4978">
                <text:p>0.254978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3187">
                <text:p>0.253187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1977">
                <text:p>0.251977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347">
                <text:p>0.25347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3266">
                <text:p>0.253266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761">
                <text:p>0.253761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2959">
                <text:p>0.252959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4326">
                <text:p>0.254326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234">
                <text:p>0.2312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4384">
                <text:p>0.254384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2092">
                <text:p>0.252092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28">
                <text:p>0.2528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8263">
                <text:p>0.25826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2484">
                <text:p>0.25248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2313">
                <text:p>0.25231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3815">
                <text:p>0.25381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556">
                <text:p>0.255556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3756">
                <text:p>0.253756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4723">
                <text:p>0.25472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4315">
                <text:p>0.254315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2852">
                <text:p>0.252852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5541">
                <text:p>0.255541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347">
                <text:p>0.25347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59">
                <text:p>0.25359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4956">
                <text:p>0.254956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3467">
                <text:p>0.253467</text:p>
              </table:table-cell>
              <table:table-cell office:value-type="float" office:value="0.231765">
                <text:p>0.23176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4972">
                <text:p>0.254972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7273">
                <text:p>0.25727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5046">
                <text:p>0.255046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4311">
                <text:p>0.254311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3541">
                <text:p>0.253541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33">
                <text:p>0.253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3868">
                <text:p>0.253868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1503">
                <text:p>0.251503</text:p>
              </table:table-cell>
              <table:table-cell office:value-type="float" office:value="0.231762">
                <text:p>0.2317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4031">
                <text:p>0.254031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589">
                <text:p>0.253589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4354">
                <text:p>0.25435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3233">
                <text:p>0.25323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28">
                <text:p>0.2528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7323">
                <text:p>0.257323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347">
                <text:p>0.25347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2636">
                <text:p>0.252636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4423">
                <text:p>0.25442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2294">
                <text:p>0.252294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4139">
                <text:p>0.254139</text:p>
              </table:table-cell>
              <table:table-cell office:value-type="float" office:value="0.231773">
                <text:p>0.2317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53237">
                <text:p>0.253237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2414">
                <text:p>0.25241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6501">
                <text:p>0.256501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3761">
                <text:p>0.253761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8263">
                <text:p>0.25826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2">
                <text:p>0.2317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3311">
                <text:p>0.253311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54418">
                <text:p>0.254418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2294">
                <text:p>0.252294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